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C000002BC3E882D4084E8B924.png" manifest:media-type="image/png"/>
  <manifest:file-entry manifest:full-path="Pictures/10000201000002BC000002BC9B5A4283980D72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2.341cm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2.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6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1cm" fo:min-width="0cm" draw:fontwork-adjust="right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18cm" svg:height="4.351cm" svg:x="1.778cm" svg:y="3.175cm">
          <draw:image xlink:href="Pictures/10000201000002BC000002BC9B5A4283980D727D.png" xlink:type="simple" xlink:show="embed" xlink:actuate="onLoad">
            <text:p/>
          </draw:image>
        </draw:frame>
        <draw:custom-shape draw:style-name="gr2" draw:text-style-name="P1" draw:layer="layout" svg:width="2.54cm" svg:height="0.635cm" svg:x="2.032cm" svg:y="6.985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318cm" svg:height="4.351cm" svg:x="15.24cm" svg:y="3.396cm">
            <draw:image xlink:href="Pictures/10000201000002BC000002BC3E882D4084E8B924.png" xlink:type="simple" xlink:show="embed" xlink:actuate="onLoad">
              <text:p/>
            </draw:image>
          </draw:frame>
          <draw:custom-shape draw:style-name="gr3" draw:text-style-name="P1" draw:layer="layout" svg:width="2.54cm" svg:height="0.635cm" svg:x="14.986cm" svg:y="7.1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4.318cm" svg:height="4.351cm" svg:x="8.128cm" svg:y="10.033cm">
            <draw:image xlink:href="Pictures/10000201000002BC000002BC9B5A4283980D727D.png" xlink:type="simple" xlink:show="embed" xlink:actuate="onLoad">
              <text:p/>
            </draw:image>
          </draw:frame>
          <draw:custom-shape draw:style-name="gr3" draw:text-style-name="P1" draw:layer="layout" svg:width="2.54cm" svg:height="0.635cm" svg:x="8.382cm" svg:y="13.843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" draw:layer="layout" svg:width="2.102cm" svg:height="0.962cm" svg:x="2.804cm" svg:y="6.858cm">
          <draw:text-box>
            <text:p>source</text:p>
          </draw:text-box>
        </draw:frame>
        <draw:frame draw:style-name="gr4" draw:text-style-name="P2" draw:layer="layout" svg:width="1.573cm" svg:height="0.962cm" svg:x="9.391cm" svg:y="13.633cm">
          <draw:text-box>
            <text:p>relay</text:p>
          </draw:text-box>
        </draw:frame>
        <draw:frame draw:style-name="gr4" draw:text-style-name="P2" draw:layer="layout" svg:width="3.368cm" svg:height="0.962cm" svg:x="15.875cm" svg:y="7.166cm">
          <draw:text-box>
            <text:p>Destination</text:p>
          </draw:text-box>
        </draw:frame>
        <draw:line draw:style-name="gr5" draw:text-style-name="P3" draw:layer="layout" svg:x1="5.461cm" svg:y1="5.715cm" svg:x2="15.24cm" svg:y2="5.715cm">
          <text:p/>
        </draw:line>
        <draw:line draw:style-name="gr6" draw:text-style-name="P3" draw:layer="layout" svg:x1="4.699cm" svg:y1="8.128cm" svg:x2="8.382cm" svg:y2="11.938cm">
          <text:p text:style-name="P1"/>
        </draw:line>
        <draw:line draw:style-name="gr7" draw:text-style-name="P3" draw:layer="layout" svg:x1="11.938cm" svg:y1="12.319cm" svg:x2="15.494cm" svg:y2="8.147cm">
          <text:p/>
        </draw:line>
        <draw:frame draw:style-name="gr8" draw:text-style-name="P5" draw:layer="layout" svg:width="6.858cm" svg:height="1.721cm" svg:x="9.652cm" svg:y="1.143cm">
          <draw:text-box>
            <text:p text:style-name="P4">1<text:span text:style-name="T1">st</text:span> <text:tab/>Phase</text:p>
            <text:p text:style-name="P4">2<text:span text:style-name="T1">nd</text:span> <text:tab/>Phase</text:p>
          </draw:text-box>
        </draw:frame>
        <draw:frame draw:style-name="gr9" draw:text-style-name="P2" draw:layer="layout" svg:width="0.201cm" svg:height="0.962cm" svg:x="19.558cm" svg:y="2.159cm">
          <draw:text-box>
            <text:p/>
          </draw:text-box>
        </draw:frame>
        <draw:line draw:style-name="gr5" draw:text-style-name="P3" draw:layer="layout" svg:x1="5.619cm" svg:y1="1.551cm" svg:x2="9.302cm" svg:y2="1.551cm">
          <text:p/>
        </draw:line>
        <draw:line draw:style-name="gr7" draw:text-style-name="P3" draw:layer="layout" svg:x1="5.619cm" svg:y1="2.413cm" svg:x2="9.302cm" svg:y2="2.4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color="#000000" draw:fill="solid" draw:fill-color="#ffffff" draw:textarea-horizontal-align="justify" fo:padding-top="0.125cm" fo:padding-bottom="0.125cm" fo:padding-left="0.25cm" fo:padding-right="-0.05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7T20:32:32.643822586</meta:creation-date>
    <meta:editing-duration>PT59M5S</meta:editing-duration>
    <meta:editing-cycles>3</meta:editing-cycles>
    <meta:generator>LibreOffice/6.0.7.3$Linux_X86_64 LibreOffice_project/00m0$Build-3</meta:generator>
    <dc:date>2019-07-27T22:47:20.323272934</dc:date>
    <meta:document-statistic meta:object-count="18"/>
  </office:meta>
</office:document-meta>
</file>